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3.635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978cm"/>
    </style:style>
    <style:style style:name="co10" style:family="table-column">
      <style:table-column-properties fo:break-before="auto" style:column-width="4.11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7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9" style:family="table-cell" style:parent-style-name="oerp_5f_aqua">
      <style:table-cell-properties style:diagonal-bl-tr="none" style:diagonal-tl-br="none" fo:background-color="transparent" fo:border="0.74pt solid #000000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oerp_5f_white" style:base-cell-address="Tabelle1.L1"/>
      <style:map style:condition="cell-content()=0" style:apply-style-name="oerp_5f_white" style:base-cell-address="Tabelle1.L1"/>
      <style:map style:condition="cell-content()=white" style:apply-style-name="oerp_5f_white" style:base-cell-address="Tabelle1.L1"/>
      <style:map style:condition="cell-content()=&quot;silver&quot;" style:apply-style-name="oerp_5f_silver" style:base-cell-address="Tabelle1.L1"/>
      <style:map style:condition="cell-content()=&quot;grey&quot;" style:apply-style-name="oerp_5f_grey" style:base-cell-address="Tabelle1.L1"/>
      <style:map style:condition="cell-content()=&quot;black&quot;" style:apply-style-name="oerp_5f_black" style:base-cell-address="Tabelle1.L1"/>
      <style:map style:condition="cell-content()=&quot;red&quot;" style:apply-style-name="oerp_5f_red" style:base-cell-address="Tabelle1.L1"/>
      <style:map style:condition="cell-content()=&quot;maroon&quot;" style:apply-style-name="oerp_5f_maroon" style:base-cell-address="Tabelle1.L1"/>
      <style:map style:condition="cell-content()=&quot;yellow&quot;" style:apply-style-name="oerp_5f_yellow" style:base-cell-address="Tabelle1.L1"/>
      <style:map style:condition="cell-content()=&quot;olive&quot;" style:apply-style-name="oerp_5f_olive" style:base-cell-address="Tabelle1.L1"/>
      <style:map style:condition="cell-content()=&quot;lime&quot;" style:apply-style-name="oerp_5f_lime" style:base-cell-address="Tabelle1.L1"/>
      <style:map style:condition="cell-content()=&quot;green&quot;" style:apply-style-name="oerp_5f_green" style:base-cell-address="Tabelle1.L1"/>
      <style:map style:condition="cell-content()=&quot;aqua&quot;" style:apply-style-name="oerp_5f_aqua" style:base-cell-address="Tabelle1.L1"/>
      <style:map style:condition="cell-content()=&quot;teal&quot;" style:apply-style-name="oerp_5f_teal" style:base-cell-address="Tabelle1.L1"/>
      <style:map style:condition="cell-content()=&quot;blue&quot;" style:apply-style-name="oerp_5f_blue" style:base-cell-address="Tabelle1.L1"/>
      <style:map style:condition="cell-content()=&quot;navy&quot;" style:apply-style-name="oerp_5f_navy" style:base-cell-address="Tabelle1.L1"/>
      <style:map style:condition="cell-content()=&quot;fuchsia&quot;" style:apply-style-name="oerp_5f_fuchsia" style:base-cell-address="Tabelle1.L1"/>
      <style:map style:condition="cell-content()=&quot;purple&quot;" style:apply-style-name="oerp_5f_purple" style:base-cell-address="Tabelle1.L1"/>
      <style:map style:condition="cell-content()=&quot;orange&quot;" style:apply-style-name="oerp_5f_orange" style:base-cell-address="Tabelle1.L1"/>
      <style:map style:condition="cell-content()=&quot;darkbrown&quot;" style:apply-style-name="oerp_5f_darkbrown" style:base-cell-address="Tabelle1.L1"/>
      <style:map style:condition="cell-content()=&quot;brown&quot;" style:apply-style-name="oerp_5f_brown" style:base-cell-address="Tabelle1.L1"/>
      <style:map style:condition="cell-content()=&quot;lightbrown&quot;" style:apply-style-name="oerp_5f_lightbrown" style:base-cell-address="Tabelle1.L1"/>
      <style:map style:condition="cell-content()=&quot;lightred&quot;" style:apply-style-name="oerp_5f_lightestred" style:base-cell-address="Tabelle1.L1"/>
      <style:map style:condition="cell-content()=&quot;lightyellow&quot;" style:apply-style-name="oerp_5f_lightestyellow" style:base-cell-address="Tabelle1.L1"/>
      <style:map style:condition="cell-content()=&quot;lightgreen&quot;" style:apply-style-name="oerp_5f_lightestgreen" style:base-cell-address="Tabelle1.L1"/>
      <style:map style:condition="cell-content()=&quot;lightblue&quot;" style:apply-style-name="oerp_5f_lightblue" style:base-cell-address="Tabelle1.L1"/>
      <style:map style:condition="cell-content()=&quot;lightteal&quot;" style:apply-style-name="oerp_5f_lightteal" style:base-cell-address="Tabelle1.L1"/>
      <style:map style:condition="cell-content()=&quot;lightestteal&quot;" style:apply-style-name="oerp_5f_lightestteal" style:base-cell-address="Tabelle1.L1"/>
      <style:map style:condition="cell-content()=&quot;darkestbrown&quot;" style:apply-style-name="oerp_5f_darkestbrown" style:base-cell-address="Tabelle1.L1"/>
      <style:map style:condition="cell-content()=&quot;darkestred&quot;" style:apply-style-name="oerp_5f_darkestred" style:base-cell-address="Tabelle1.L1"/>
      <style:map style:condition="cell-content()=&quot;lightestyellow&quot;" style:apply-style-name="oerp_5f_lightestyellow" style:base-cell-address="Tabelle1.L1"/>
      <style:map style:condition="cell-content()=&quot;lightestgreen&quot;" style:apply-style-name="oerp_5f_lightestgreen" style:base-cell-address="Tabelle1.L1"/>
      <style:map style:condition="cell-content()=&quot;lightestred&quot;" style:apply-style-name="oerp_5f_lightestred" style:base-cell-address="Tabelle1.L1"/>
      <style:map style:condition="cell-content()=&quot;lightestgrey&quot;" style:apply-style-name="oerp_5f_lightestgrey" style:base-cell-address="Tabelle1.L1"/>
      <style:map style:condition="cell-content()=&quot;darkestgrey&quot;" style:apply-style-name="oerp_5f_darkestgrey" style:base-cell-address="Tabelle1.L1"/>
      <style:map style:condition="cell-content()=&quot;schoko&quot;" style:apply-style-name="oerp_5f_schoko" style:base-cell-address="Tabelle1.L1"/>
      <style:map style:condition="cell-content()=&quot;lightgold&quot;" style:apply-style-name="oerp_5f_lightgold" style:base-cell-address="Tabelle1.L1"/>
      <style:map style:condition="cell-content()=&quot;lightestgold&quot;" style:apply-style-name="oerp_5f_lightestgold" style:base-cell-address="Tabelle1.L1"/>
      <style:map style:condition="cell-content()=&quot;lightestblue&quot;" style:apply-style-name="oerp_5f_lightestblue" style:base-cell-address="Tabelle1.L1"/>
    </style:style>
    <style:style style:name="ce11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map style:condition="cell-content()=0" style:apply-style-name="oerp_5f_white" style:base-cell-address="Tabelle1.L1"/>
      <style:map style:condition="cell-content()=0" style:apply-style-name="oerp_5f_white" style:base-cell-address="Tabelle1.L1"/>
      <style:map style:condition="cell-content()=white" style:apply-style-name="oerp_5f_white" style:base-cell-address="Tabelle1.L1"/>
      <style:map style:condition="cell-content()=&quot;silver&quot;" style:apply-style-name="oerp_5f_silver" style:base-cell-address="Tabelle1.L1"/>
      <style:map style:condition="cell-content()=&quot;grey&quot;" style:apply-style-name="oerp_5f_grey" style:base-cell-address="Tabelle1.L1"/>
      <style:map style:condition="cell-content()=&quot;black&quot;" style:apply-style-name="oerp_5f_black" style:base-cell-address="Tabelle1.L1"/>
      <style:map style:condition="cell-content()=&quot;red&quot;" style:apply-style-name="oerp_5f_red" style:base-cell-address="Tabelle1.L1"/>
      <style:map style:condition="cell-content()=&quot;maroon&quot;" style:apply-style-name="oerp_5f_maroon" style:base-cell-address="Tabelle1.L1"/>
      <style:map style:condition="cell-content()=&quot;yellow&quot;" style:apply-style-name="oerp_5f_yellow" style:base-cell-address="Tabelle1.L1"/>
      <style:map style:condition="cell-content()=&quot;olive&quot;" style:apply-style-name="oerp_5f_olive" style:base-cell-address="Tabelle1.L1"/>
      <style:map style:condition="cell-content()=&quot;lime&quot;" style:apply-style-name="oerp_5f_lime" style:base-cell-address="Tabelle1.L1"/>
      <style:map style:condition="cell-content()=&quot;green&quot;" style:apply-style-name="oerp_5f_green" style:base-cell-address="Tabelle1.L1"/>
      <style:map style:condition="cell-content()=&quot;aqua&quot;" style:apply-style-name="oerp_5f_aqua" style:base-cell-address="Tabelle1.L1"/>
      <style:map style:condition="cell-content()=&quot;teal&quot;" style:apply-style-name="oerp_5f_teal" style:base-cell-address="Tabelle1.L1"/>
      <style:map style:condition="cell-content()=&quot;blue&quot;" style:apply-style-name="oerp_5f_blue" style:base-cell-address="Tabelle1.L1"/>
      <style:map style:condition="cell-content()=&quot;navy&quot;" style:apply-style-name="oerp_5f_navy" style:base-cell-address="Tabelle1.L1"/>
      <style:map style:condition="cell-content()=&quot;fuchsia&quot;" style:apply-style-name="oerp_5f_fuchsia" style:base-cell-address="Tabelle1.L1"/>
      <style:map style:condition="cell-content()=&quot;purple&quot;" style:apply-style-name="oerp_5f_purple" style:base-cell-address="Tabelle1.L1"/>
      <style:map style:condition="cell-content()=&quot;orange&quot;" style:apply-style-name="oerp_5f_orange" style:base-cell-address="Tabelle1.L1"/>
      <style:map style:condition="cell-content()=&quot;darkbrown&quot;" style:apply-style-name="oerp_5f_darkbrown" style:base-cell-address="Tabelle1.L1"/>
      <style:map style:condition="cell-content()=&quot;brown&quot;" style:apply-style-name="oerp_5f_brown" style:base-cell-address="Tabelle1.L1"/>
      <style:map style:condition="cell-content()=&quot;lightbrown&quot;" style:apply-style-name="oerp_5f_lightbrown" style:base-cell-address="Tabelle1.L1"/>
      <style:map style:condition="cell-content()=&quot;lightred&quot;" style:apply-style-name="oerp_5f_lightestred" style:base-cell-address="Tabelle1.L1"/>
      <style:map style:condition="cell-content()=&quot;lightyellow&quot;" style:apply-style-name="oerp_5f_lightestyellow" style:base-cell-address="Tabelle1.L1"/>
      <style:map style:condition="cell-content()=&quot;lightgreen&quot;" style:apply-style-name="oerp_5f_lightestgreen" style:base-cell-address="Tabelle1.L1"/>
      <style:map style:condition="cell-content()=&quot;lightblue&quot;" style:apply-style-name="oerp_5f_lightblue" style:base-cell-address="Tabelle1.L1"/>
      <style:map style:condition="cell-content()=&quot;lightteal&quot;" style:apply-style-name="oerp_5f_lightteal" style:base-cell-address="Tabelle1.L1"/>
      <style:map style:condition="cell-content()=&quot;lightestteal&quot;" style:apply-style-name="oerp_5f_lightestteal" style:base-cell-address="Tabelle1.L1"/>
      <style:map style:condition="cell-content()=&quot;darkestbrown&quot;" style:apply-style-name="oerp_5f_darkestbrown" style:base-cell-address="Tabelle1.L1"/>
      <style:map style:condition="cell-content()=&quot;darkestred&quot;" style:apply-style-name="oerp_5f_darkestred" style:base-cell-address="Tabelle1.L1"/>
      <style:map style:condition="cell-content()=&quot;lightestyellow&quot;" style:apply-style-name="oerp_5f_lightestyellow" style:base-cell-address="Tabelle1.L1"/>
      <style:map style:condition="cell-content()=&quot;lightestgreen&quot;" style:apply-style-name="oerp_5f_lightestgreen" style:base-cell-address="Tabelle1.L1"/>
      <style:map style:condition="cell-content()=&quot;lightestred&quot;" style:apply-style-name="oerp_5f_lightestred" style:base-cell-address="Tabelle1.L1"/>
      <style:map style:condition="cell-content()=&quot;lightestgrey&quot;" style:apply-style-name="oerp_5f_lightestgrey" style:base-cell-address="Tabelle1.L1"/>
      <style:map style:condition="cell-content()=&quot;darkestgrey&quot;" style:apply-style-name="oerp_5f_darkestgrey" style:base-cell-address="Tabelle1.L1"/>
      <style:map style:condition="cell-content()=&quot;schoko&quot;" style:apply-style-name="oerp_5f_schoko" style:base-cell-address="Tabelle1.L1"/>
      <style:map style:condition="cell-content()=&quot;lightgold&quot;" style:apply-style-name="oerp_5f_lightgold" style:base-cell-address="Tabelle1.L1"/>
      <style:map style:condition="cell-content()=&quot;lightestgold&quot;" style:apply-style-name="oerp_5f_lightestgold" style:base-cell-address="Tabelle1.L1"/>
      <style:map style:condition="cell-content()=&quot;lightestblue&quot;" style:apply-style-name="oerp_5f_lightestblue" style:base-cell-address="Tabelle1.L1"/>
    </style:style>
    <style:style style:name="ce12" style:family="table-cell" style:parent-style-name="Default" style:data-style-name="N10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oerp_5f_white" style:base-cell-address="Tabelle1.L1"/>
      <style:map style:condition="cell-content()=0" style:apply-style-name="oerp_5f_white" style:base-cell-address="Tabelle1.L1"/>
      <style:map style:condition="cell-content()=white" style:apply-style-name="oerp_5f_white" style:base-cell-address="Tabelle1.L1"/>
      <style:map style:condition="cell-content()=&quot;silver&quot;" style:apply-style-name="oerp_5f_silver" style:base-cell-address="Tabelle1.L1"/>
      <style:map style:condition="cell-content()=&quot;grey&quot;" style:apply-style-name="oerp_5f_grey" style:base-cell-address="Tabelle1.L1"/>
      <style:map style:condition="cell-content()=&quot;black&quot;" style:apply-style-name="oerp_5f_black" style:base-cell-address="Tabelle1.L1"/>
      <style:map style:condition="cell-content()=&quot;red&quot;" style:apply-style-name="oerp_5f_red" style:base-cell-address="Tabelle1.L1"/>
      <style:map style:condition="cell-content()=&quot;maroon&quot;" style:apply-style-name="oerp_5f_maroon" style:base-cell-address="Tabelle1.L1"/>
      <style:map style:condition="cell-content()=&quot;yellow&quot;" style:apply-style-name="oerp_5f_yellow" style:base-cell-address="Tabelle1.L1"/>
      <style:map style:condition="cell-content()=&quot;olive&quot;" style:apply-style-name="oerp_5f_olive" style:base-cell-address="Tabelle1.L1"/>
      <style:map style:condition="cell-content()=&quot;lime&quot;" style:apply-style-name="oerp_5f_lime" style:base-cell-address="Tabelle1.L1"/>
      <style:map style:condition="cell-content()=&quot;green&quot;" style:apply-style-name="oerp_5f_green" style:base-cell-address="Tabelle1.L1"/>
      <style:map style:condition="cell-content()=&quot;aqua&quot;" style:apply-style-name="oerp_5f_aqua" style:base-cell-address="Tabelle1.L1"/>
      <style:map style:condition="cell-content()=&quot;teal&quot;" style:apply-style-name="oerp_5f_teal" style:base-cell-address="Tabelle1.L1"/>
      <style:map style:condition="cell-content()=&quot;blue&quot;" style:apply-style-name="oerp_5f_blue" style:base-cell-address="Tabelle1.L1"/>
      <style:map style:condition="cell-content()=&quot;navy&quot;" style:apply-style-name="oerp_5f_navy" style:base-cell-address="Tabelle1.L1"/>
      <style:map style:condition="cell-content()=&quot;fuchsia&quot;" style:apply-style-name="oerp_5f_fuchsia" style:base-cell-address="Tabelle1.L1"/>
      <style:map style:condition="cell-content()=&quot;purple&quot;" style:apply-style-name="oerp_5f_purple" style:base-cell-address="Tabelle1.L1"/>
      <style:map style:condition="cell-content()=&quot;orange&quot;" style:apply-style-name="oerp_5f_orange" style:base-cell-address="Tabelle1.L1"/>
      <style:map style:condition="cell-content()=&quot;darkbrown&quot;" style:apply-style-name="oerp_5f_darkbrown" style:base-cell-address="Tabelle1.L1"/>
      <style:map style:condition="cell-content()=&quot;brown&quot;" style:apply-style-name="oerp_5f_brown" style:base-cell-address="Tabelle1.L1"/>
      <style:map style:condition="cell-content()=&quot;lightbrown&quot;" style:apply-style-name="oerp_5f_lightbrown" style:base-cell-address="Tabelle1.L1"/>
      <style:map style:condition="cell-content()=&quot;lightred&quot;" style:apply-style-name="oerp_5f_lightestred" style:base-cell-address="Tabelle1.L1"/>
      <style:map style:condition="cell-content()=&quot;lightyellow&quot;" style:apply-style-name="oerp_5f_lightestyellow" style:base-cell-address="Tabelle1.L1"/>
      <style:map style:condition="cell-content()=&quot;lightgreen&quot;" style:apply-style-name="oerp_5f_lightestgreen" style:base-cell-address="Tabelle1.L1"/>
      <style:map style:condition="cell-content()=&quot;lightblue&quot;" style:apply-style-name="oerp_5f_lightblue" style:base-cell-address="Tabelle1.L1"/>
      <style:map style:condition="cell-content()=&quot;lightteal&quot;" style:apply-style-name="oerp_5f_lightteal" style:base-cell-address="Tabelle1.L1"/>
      <style:map style:condition="cell-content()=&quot;lightestteal&quot;" style:apply-style-name="oerp_5f_lightestteal" style:base-cell-address="Tabelle1.L1"/>
      <style:map style:condition="cell-content()=&quot;darkestbrown&quot;" style:apply-style-name="oerp_5f_darkestbrown" style:base-cell-address="Tabelle1.L1"/>
      <style:map style:condition="cell-content()=&quot;darkestred&quot;" style:apply-style-name="oerp_5f_darkestred" style:base-cell-address="Tabelle1.L1"/>
      <style:map style:condition="cell-content()=&quot;lightestyellow&quot;" style:apply-style-name="oerp_5f_lightestyellow" style:base-cell-address="Tabelle1.L1"/>
      <style:map style:condition="cell-content()=&quot;lightestgreen&quot;" style:apply-style-name="oerp_5f_lightestgreen" style:base-cell-address="Tabelle1.L1"/>
      <style:map style:condition="cell-content()=&quot;lightestred&quot;" style:apply-style-name="oerp_5f_lightestred" style:base-cell-address="Tabelle1.L1"/>
      <style:map style:condition="cell-content()=&quot;lightestgrey&quot;" style:apply-style-name="oerp_5f_lightestgrey" style:base-cell-address="Tabelle1.L1"/>
      <style:map style:condition="cell-content()=&quot;darkestgrey&quot;" style:apply-style-name="oerp_5f_darkestgrey" style:base-cell-address="Tabelle1.L1"/>
      <style:map style:condition="cell-content()=&quot;schoko&quot;" style:apply-style-name="oerp_5f_schoko" style:base-cell-address="Tabelle1.L1"/>
      <style:map style:condition="cell-content()=&quot;lightgold&quot;" style:apply-style-name="oerp_5f_lightgold" style:base-cell-address="Tabelle1.L1"/>
      <style:map style:condition="cell-content()=&quot;lightestgold&quot;" style:apply-style-name="oerp_5f_lightestgold" style:base-cell-address="Tabelle1.L1"/>
      <style:map style:condition="cell-content()=&quot;lightestblue&quot;" style:apply-style-name="oerp_5f_lightestblue" style:base-cell-address="Tabelle1.L1"/>
    </style:style>
    <style:style style:name="ce13" style:family="table-cell" style:parent-style-name="Default" style:data-style-name="N100">
      <style:table-cell-properties style:diagonal-bl-tr="none" style:diagonal-tl-br="none" fo:border="0.74pt solid #000000" fo:padding="0.071cm" style:rotation-align="none"/>
    </style:style>
    <style:style style:name="gr1" style:family="graphic">
      <style:graphic-properties draw:stroke="solid" svg:stroke-width="0.026cm" svg:stroke-color="#3465a4" draw:marker-start="msArrowEnd_20_5" draw:marker-start-width="0.21cm" draw:marker-start-center="false" svg:stroke-opacity="100%" draw:stroke-linejoin="round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13"/>
        <table:table-column table:style-name="co7" table:number-columns-repeated="245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2.914cm" svg:height="0.872cm" svg:x="6.768cm" svg:y="0cm" draw:caption-point-x="-0.598cm" draw:caption-point-y="0.01cm">
              <dc:date>2016-12-07T00:00:00</dc:date>
              <text:p text:style-name="P1"><text:span text:style-name="T1">Name des Produkts</text:span></text:p>
            </office:annotation>
            <text:p>Name</text:p>
          </table:table-cell>
          <table:table-cell table:style-name="ce3" office:value-type="string" calcext:value-type="string">
            <office:annotation draw:style-name="gr1" draw:text-style-name="P1" svg:width="2.982cm" svg:height="3.254cm" svg:x="2.77cm" svg:y="1.244cm" draw:caption-point-x="5.526cm" draw:caption-point-y="-1.234cm">
              <dc:date>2016-12-07T00:00:00</dc:date>
              <text:p text:style-name="P1"><text:span text:style-name="T1">Preise der Ware (ob Brutto oder Netto Preise verwendet werden, muss beim Schicken der Datei mitgeteilt werden)</text:span></text:p>
            </office:annotation>
            <text:p>Preis</text:p>
          </table:table-cell>
          <table:table-cell table:style-name="ce5" office:value-type="string" calcext:value-type="string">
            <text:p>Einheit</text:p>
          </table:table-cell>
          <table:table-cell table:style-name="ce5" office:value-type="string" calcext:value-type="string">
            <office:annotation draw:style-name="gr1" draw:text-style-name="P1" svg:width="2.916cm" svg:height="1.217cm" svg:x="12.193cm" svg:y="1.058cm" draw:caption-point-x="-0.934cm" draw:caption-point-y="-1.048cm">
              <dc:date>2016-12-07T00:00:00</dc:date>
              <text:p text:style-name="P1"><text:span text:style-name="T1">Umsatzsteuer des Produkts: 10 , 13, 20</text:span></text:p>
            </office:annotation>
            <text:p>Ust</text:p>
          </table:table-cell>
          <table:table-cell table:style-name="ce7" office:value-type="string" calcext:value-type="string">
            <office:annotation draw:style-name="gr1" draw:text-style-name="P1" svg:width="2.881cm" svg:height="5.001cm" svg:x="8.334cm" svg:y="0.953cm" draw:caption-point-x="6.56cm" draw:caption-point-y="-0.943cm">
              <dc:date>2016-12-07T00:00:00</dc:date>
              <text:p text:style-name="P1"><text:span text:style-name="T1">Die interne Kategorie des Produkts wird nicht auf der Kassa angezeigt. </text:span></text:p>
              <text:p text:style-name="P1"><text:span text:style-name="T1"/></text:p>
              <text:p text:style-name="P1"><text:span text:style-name="T1">Über die internen Produktkategorien werden die Erlös- und Aufwandskonten gesteuert</text:span></text:p>
            </office:annotation>
            <text:p>Hauptkategorie</text:p>
          </table:table-cell>
          <table:table-cell table:style-name="ce7" office:value-type="string" calcext:value-type="string">
            <office:annotation draw:style-name="gr1" draw:text-style-name="P1" svg:width="2.915cm" svg:height="1.217cm" svg:x="12.249cm" svg:y="0.979cm" draw:caption-point-x="5.469cm" draw:caption-point-y="-0.969cm">
              <dc:date>2016-12-07T00:00:00</dc:date>
              <text:p text:style-name="P1"><text:span text:style-name="T1">Die Kassen-Produktkategorie für die Auswahl</text:span></text:p>
            </office:annotation>
            <text:p>Unterkategorie</text:p>
          </table:table-cell>
          <table:table-cell table:style-name="ce1" office:value-type="string" calcext:value-type="string">
            <office:annotation draw:style-name="gr1" draw:text-style-name="P1" svg:width="2.916cm" svg:height="1.217cm" svg:x="14.653cm" svg:y="3.069cm" draw:caption-point-x="5.33cm" draw:caption-point-y="-3.059cm">
              <dc:date>2016-12-07T00:00:00</dc:date>
              <text:p text:style-name="P1"><text:span text:style-name="T1">Soll die Ware gewogen werden?</text:span></text:p>
            </office:annotation>
            <text:p>Wiegung</text:p>
          </table:table-cell>
          <table:table-cell table:style-name="ce1" office:value-type="string" calcext:value-type="string">
            <text:p>Kurzbezeichnung</text:p>
          </table:table-cell>
          <table:table-cell table:style-name="ce1" office:value-type="string" calcext:value-type="string">
            <office:annotation draw:style-name="gr1" draw:text-style-name="P1" svg:width="2.947cm" svg:height="1.88cm" svg:x="25.114cm" svg:y="2.275cm" draw:caption-point-x="3.932cm" draw:caption-point-y="-2.265cm">
              <dc:date>2016-12-07T00:00:00</dc:date>
              <text:p text:style-name="P1"><text:span text:style-name="T1">Produkt- Kurzbezeichnung bzw. interne Artikel- Bezeichnung</text:span></text:p>
            </office:annotation>
            <text:p>Code</text:p>
          </table:table-cell>
          <table:table-cell table:style-name="ce1" office:value-type="string" calcext:value-type="string">
            <office:annotation draw:style-name="gr1" draw:text-style-name="P1" svg:width="2.952cm" svg:height="0.529cm" svg:x="34.62cm" svg:y="0cm" draw:caption-point-x="-0.596cm" draw:caption-point-y="0.01cm">
              <dc:date>2016-12-07T00:00:00</dc:date>
              <text:p text:style-name="P1"><text:span text:style-name="T1">EAN13 Code</text:span></text:p>
            </office:annotation>
            <text:p>EAN13</text:p>
          </table:table-cell>
          <table:table-cell table:style-name="ce1" office:value-type="string" calcext:value-type="string">
            <text:p>Nachkommastellen</text:p>
          </table:table-cell>
          <table:table-cell table:style-name="ce10" office:value-type="string" calcext:value-type="string">
            <text:p>Farb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+ Zitrone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 office:value-type="string" calcext:value-type="string">
            <text:p>whi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+ Orange 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 office:value-type="string" calcext:value-type="string">
            <text:p>silv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+ Milch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 office:value-type="string" calcext:value-type="string">
            <text:p>gr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+ Zitrone</text:p>
          </table:table-cell>
          <table:table-cell office:value-type="float" office:value="0.4" calcext:value-type="float">
            <text:p>0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number-columns-repeated="6"/>
          <table:table-cell table:style-name="ce11" office:value-type="string" calcext:value-type="string">
            <text:p>bla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leiner Brauner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leiner Macchiato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maro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ange</text:p>
          </table:table-cell>
          <table:table-cell office:value-type="float" office:value="2.6" calcext:value-type="float">
            <text:p>2,6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uskaffe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puccin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l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puccino Italian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gre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nziskaner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1</text:p>
          </table:table-cell>
          <table:table-cell table:number-columns-repeated="5"/>
          <table:table-cell table:style-name="ce11" office:value-type="string" calcext:value-type="string">
            <text:p>aqu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chkaffe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längerter laktosefrei</text:p>
          </table:table-cell>
          <table:table-cell office:value-type="float" office:value="2.7" calcext:value-type="float">
            <text:p>2,7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/>
          <table:table-cell office:value-type="string" calcext:value-type="string">
            <text:p>Verläng. Laktfrei</text:p>
          </table:table-cell>
          <table:table-cell table:number-columns-repeated="3"/>
          <table:table-cell table:style-name="ce11" office:value-type="string" calcext:value-type="string">
            <text:p>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istretto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nav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ßer Brauner</text:p>
          </table:table-cell>
          <table:table-cell office:value-type="float" office:value="3.3" calcext:value-type="float">
            <text:p>3,3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fuchsi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längerter Brau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purp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fe Latte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dark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rish Coffee</text:p>
          </table:table-cell>
          <table:table-cell office:value-type="float" office:value="4.9" calcext:value-type="float">
            <text:p>4,9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2</text:p>
          </table:table-cell>
          <table:table-cell table:number-columns-repeated="5"/>
          <table:table-cell table:style-name="ce11"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ileys Cappuccino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 office:value-type="string" calcext:value-type="string">
            <text:p>ligh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ileys Latte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 office:value-type="string" calcext:value-type="string">
            <text:p>light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inspänner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fe Corretto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Kaffee 3</text:p>
          </table:table-cell>
          <table:table-cell table:number-columns-repeated="5"/>
          <table:table-cell table:style-name="ce11" office:value-type="string" calcext:value-type="string">
            <text:p>lightgre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e 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Tee</text:p>
          </table:table-cell>
          <table:table-cell table:number-columns-repeated="5"/>
          <table:table-cell table:style-name="ce11" office:value-type="string" calcext:value-type="string">
            <text:p>ligh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e mit Rum/Schnaps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Tee +Rum</text:p>
          </table:table-cell>
          <table:table-cell table:number-columns-repeated="3"/>
          <table:table-cell table:style-name="ce11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ße Schokolade mit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Schlag</text:p>
          </table:table-cell>
          <table:table-cell table:number-columns-repeated="3"/>
          <table:table-cell table:style-name="ce11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ße Schokolade mit Schaum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Schaum</text:p>
          </table:table-cell>
          <table:table-cell table:number-columns-repeated="3"/>
          <table:table-cell table:style-name="ce11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iße Schokolade mit Schlag &amp; Rum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Schlag/Rum</text:p>
          </table:table-cell>
          <table:table-cell table:number-columns-repeated="3"/>
          <table:table-cell table:style-name="ce11" office:value-type="string" calcext:value-type="string">
            <text:p>darkestbrow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ileys Schokolade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Schoko Baileys</text:p>
          </table:table-cell>
          <table:table-cell table:number-columns-repeated="3"/>
          <table:table-cell table:style-name="ce11" office:value-type="string" calcext:value-type="string">
            <text:p>darkest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Milch warm/kalt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iß- Getränk</text:p>
          </table:table-cell>
          <table:table-cell office:value-type="string" calcext:value-type="string">
            <text:p>Schoko</text:p>
          </table:table-cell>
          <table:table-cell/>
          <table:table-cell office:value-type="string" calcext:value-type="string">
            <text:p>Milch</text:p>
          </table:table-cell>
          <table:table-cell table:number-columns-repeated="3"/>
          <table:table-cell table:style-name="ce11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kos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Kokos +Schlag</text:p>
          </table:table-cell>
          <table:table-cell table:number-columns-repeated="3"/>
          <table:table-cell table:style-name="ce11" office:value-type="string" calcext:value-type="string">
            <text:p>lightestgre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kos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Kokos -Schlag</text:p>
          </table:table-cell>
          <table:table-cell table:number-columns-repeated="3"/>
          <table:table-cell table:style-name="ce11" office:value-type="string" calcext:value-type="string">
            <text:p>lightest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ko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Schoko +Schlag</text:p>
          </table:table-cell>
          <table:table-cell table:number-columns-repeated="3"/>
          <table:table-cell table:style-name="ce11" office:value-type="string" calcext:value-type="string">
            <text:p>lightestgr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ko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Schoko -Schlag</text:p>
          </table:table-cell>
          <table:table-cell table:number-columns-repeated="3"/>
          <table:table-cell table:style-name="ce11" office:value-type="string" calcext:value-type="string">
            <text:p>darkestgre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dbeer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Erdbeer +Schlag</text:p>
          </table:table-cell>
          <table:table-cell table:number-columns-repeated="3"/>
          <table:table-cell table:style-name="ce11" office:value-type="string" calcext:value-type="string">
            <text:p>schok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dbeer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Erdbeer -Schlag</text:p>
          </table:table-cell>
          <table:table-cell table:number-columns-repeated="3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anenmilch mit Schlag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Banane +Schlag</text:p>
          </table:table-cell>
          <table:table-cell table:number-columns-repeated="3"/>
          <table:table-cell table:style-name="ce11" office:value-type="string" calcext:value-type="string">
            <text:p>lightes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anenmilch ohne Schlag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Banane -Schlag</text:p>
          </table:table-cell>
          <table:table-cell table:number-columns-repeated="3"/>
          <table:table-cell table:style-name="ce11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Rauch Fruchtsaft mit Milch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0,3l Rauch +Milch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Rauch Fruchtsaft mit Milch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ch- Getränk</text:p>
          </table:table-cell>
          <table:table-cell table:number-columns-repeated="2"/>
          <table:table-cell office:value-type="string" calcext:value-type="string">
            <text:p>0,5l Rauch +Milch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infach Klassisch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ckelndes Frühstück</text:p>
          </table:table-cell>
          <table:table-cell office:value-type="float" office:value="10.8" calcext:value-type="float">
            <text:p>10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tales Frühstück</text:p>
          </table:table-cell>
          <table:table-cell office:value-type="float" office:value="7.8" calcext:value-type="float">
            <text:p>7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ener Frühstück</text:p>
          </table:table-cell>
          <table:table-cell office:value-type="float" office:value="5.8" calcext:value-type="float">
            <text:p>5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oßes Frühstück</text:p>
          </table:table-cell>
          <table:table-cell office:value-type="float" office:value="8.8" calcext:value-type="float">
            <text:p>8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Früh- Stück</text:p>
          </table:table-cell>
          <table:table-cell table:number-columns-repeated="5"/>
          <table:table-cell table:style-name="ce12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ulaschsuppe mit Gebäck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Gulasch</text:p>
          </table:table-cell>
          <table:table-cell table:number-columns-repeated="3"/>
          <table:table-cell table:style-name="ce11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ast mit Ketchup &amp; Majo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Toast</text:p>
          </table:table-cell>
          <table:table-cell table:number-columns-repeated="3"/>
          <table:table-cell table:style-name="ce12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rnspitz mit Schinken &amp; Käs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Kornspitz gefüllt</text:p>
          </table:table-cell>
          <table:table-cell table:number-columns-repeated="3"/>
          <table:table-cell table:style-name="ce12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inken/Käse Semmel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/>
          <table:table-cell office:value-type="string" calcext:value-type="string">
            <text:p>Semmel Sch/Käse</text:p>
          </table:table-cell>
          <table:table-cell table:number-columns-repeated="3"/>
          <table:table-cell table:style-name="ce12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tter Semmel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2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gessuppe 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Port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1" office:value-type="string" calcext:value-type="string">
            <text:p>lightes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legtes Brötche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1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ufstrich Brötchen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Imbiss</text:p>
          </table:table-cell>
          <table:table-cell table:number-columns-repeated="5"/>
          <table:table-cell table:style-name="ce11" office:value-type="string" calcext:value-type="string">
            <text:p>oli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Stk.Tort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Kuchen</text:p>
          </table:table-cell>
          <table:table-cell table:number-columns-repeated="5"/>
          <table:table-cell table:style-name="ce11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 Stk. Kuche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St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sen, Süßes</text:p>
          </table:table-cell>
          <table:table-cell office:value-type="string" calcext:value-type="string">
            <text:p>Kuchen</text:p>
          </table:table-cell>
          <table:table-cell table:number-columns-repeated="5"/>
          <table:table-cell table:style-name="ce11" office:value-type="string" calcext:value-type="string">
            <text:p>lightes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7l Villa Sandi Cartizze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Cartizze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7l Villa Sandi Millesimato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Millesimat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1l Villa Sandi &amp; fr. O. Saft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Pros. Orange gepr. 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1l Villa Sandi &amp; Red Bull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Pros. Bull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1l Villa Sandi &amp; Orange</text:p>
          </table:table-cell>
          <table:table-cell office:value-type="float" office:value="3.7" calcext:value-type="float">
            <text:p>3,7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Pros. Orange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1l Villa Sandi il fresco</text:p>
          </table:table-cell>
          <table:table-cell office:value-type="float" office:value="3.7" calcext:value-type="float">
            <text:p>3,7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Prosecco</text:p>
          </table:table-cell>
          <table:table-cell/>
          <table:table-cell office:value-type="string" calcext:value-type="string">
            <text:p>Il Fresc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7l Wein Fl.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Wein</text:p>
          </table:table-cell>
          <table:table-cell table:number-columns-repeated="5"/>
          <table:table-cell table:style-name="ce11"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7l Wein Fl.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Wein</text:p>
          </table:table-cell>
          <table:table-cell table:number-columns-repeated="5"/>
          <table:table-cell table:style-name="ce11"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8l Wein Fl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Wein</text:p>
          </table:table-cell>
          <table:table-cell table:number-columns-repeated="5"/>
          <table:table-cell table:style-name="ce11" office:value-type="string" calcext:value-type="string">
            <text:p>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Spritzer weiß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Spritzer weiß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Spritzer rot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Spritzer rot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Holunderspritzer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Holunder Spritzer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Rosato Mio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Rosato Mi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Veneziano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Venezian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Aperol Spritz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Aperol Spritzer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Hugo</text:p>
          </table:table-cell>
          <table:table-cell office:value-type="float" office:value="4.2" calcext:value-type="float">
            <text:p>4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/>
          <table:table-cell office:value-type="string" calcext:value-type="string">
            <text:p>Hugo</text:p>
          </table:table-cell>
          <table:table-cell table:number-columns-repeated="3"/>
          <table:table-cell table:style-name="ce12" office:value-type="string" calcext:value-type="string">
            <text:p>lightes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a rot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Spritzer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Orange Minz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Birne Ingw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Himbeer Zitron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Holunder Minz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Limonade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25l Limo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Limonade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5l Limo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Limonade gespr.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3l Limo gespr.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Limonade gespr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5l Limo gespr. 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Limonade leit.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3l Limo leit.</text:p>
          </table:table-cell>
          <table:table-cell table:number-columns-repeated="3"/>
          <table:table-cell table:style-name="ce11" office:value-type="string" calcext:value-type="string">
            <text:p>light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Limonade leit.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Limo</text:p>
          </table:table-cell>
          <table:table-cell/>
          <table:table-cell office:value-type="string" calcext:value-type="string">
            <text:p>0,5l Limo leit.</text:p>
          </table:table-cell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Arizona Eistee 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/>
          <table:table-cell office:value-type="string" calcext:value-type="string">
            <text:p>0,3l Eistee</text:p>
          </table:table-cell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Fanta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Cola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Cola light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Sprit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Cola, Fanta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Bitter Lemon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Tonic Water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Ginger Ale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Red Bull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Do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Disire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Do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Kombucha Classic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Sonst</text:p>
          </table:table-cell>
          <table:table-cell/>
          <table:table-cell office:value-type="string" calcext:value-type="string">
            <text:p>0,25l Kombucha</text:p>
          </table:table-cell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Rauch Fruchtsaft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/>
          <table:table-cell table:style-name="ce9"/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Rauch leit.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Rauch leit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Rauch gespr.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Rauch gespr.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Rauch</text:p>
          </table:table-cell>
          <table:table-cell table:number-columns-repeated="5"/>
          <table:table-cell table:style-name="ce11" office:value-type="string" calcext:value-type="string">
            <text:p>yel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Apfel Karottensaft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3l Frisch gepr. Orangensaft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ränk</text:p>
          </table:table-cell>
          <table:table-cell office:value-type="string" calcext:value-type="string">
            <text:p>Frucht- Saft</text:p>
          </table:table-cell>
          <table:table-cell/>
          <table:table-cell office:value-type="string" calcext:value-type="string">
            <text:p>0,3l Orange gepresst</text:p>
          </table:table-cell>
          <table:table-cell table:number-columns-repeated="3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0,25l Mineralwasser prickelnd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25l Mineral</text:p>
          </table:table-cell>
          <table:table-cell table:number-columns-repeated="3"/>
          <table:table-cell table:style-name="ce12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5l Mineralwasser still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25l Mineral still</text:p>
          </table:table-cell>
          <table:table-cell table:number-columns-repeated="3"/>
          <table:table-cell table:style-name="ce12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Sodawasser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3l Soda</text:p>
          </table:table-cell>
          <table:table-cell table:number-columns-repeated="3"/>
          <table:table-cell table:style-name="ce12" office:value-type="string" calcext:value-type="string">
            <text:p>lightestblu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,5l Sodawasser</text:p>
          </table:table-cell>
          <table:table-cell office:value-type="float" office:value="2.2" calcext:value-type="float">
            <text:p>2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ser</text:p>
          </table:table-cell>
          <table:table-cell table:number-columns-repeated="2"/>
          <table:table-cell office:value-type="string" calcext:value-type="string">
            <text:p>0,5l Soda</text:p>
          </table:table-cell>
          <table:table-cell table:number-columns-repeated="3"/>
          <table:table-cell table:style-name="ce12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l Murauer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estb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Murauer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Murau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2l Radler</text:p>
          </table:table-cell>
          <table:table-cell office:value-type="float" office:value="2.4" calcext:value-type="float">
            <text:p>2,4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3l Radler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Radl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,5l Alkoholfreies Bier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ntigamer Fl. 0,5l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ntigamer Fl. 0,3l</text:p>
          </table:table-cell>
          <table:table-cell office:value-type="float" office:value="2.8" calcext:value-type="float">
            <text:p>2,8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kohol</text:p>
          </table:table-cell>
          <table:table-cell office:value-type="string" calcext:value-type="string">
            <text:p>Bier</text:p>
          </table:table-cell>
          <table:table-cell table:number-columns-repeated="5"/>
          <table:table-cell table:style-name="ce11" office:value-type="string" calcext:value-type="string">
            <text:p>lightgol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pari Soda 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Campari Orang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2cl. Campari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Averna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Averna sauer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Fernet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Jägermeister</text:p>
          </table:table-cell>
          <table:table-cell office:value-type="float" office:value="2.9" calcext:value-type="float">
            <text:p>2,90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J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Edelbrand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Edelbrand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Vodka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Absolut Vodka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Solichnaya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Tenquery </text:p>
          </table:table-cell>
          <table:table-cell office:value-type="float" office:value="3.2" calcext:value-type="float">
            <text:p>3,2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T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Gin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G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Monkey 47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M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Hendricks 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H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Jack Daniels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J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Bacardi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Aperol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Cognac 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cl Wiskey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W</text:p>
          </table:table-cell>
          <table:table-cell table:number-columns-repeated="5"/>
          <table:table-cell table:style-name="ce12" office:value-type="string" calcext:value-type="string">
            <text:p>lightt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lboro 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Marlboro Gold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Chesterfield blu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Lucky Strike 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kg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1 Stk. Zigarette 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Stk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ak</text:p>
          </table:table-cell>
          <table:table-cell table:number-columns-repeated="6"/>
          <table:table-cell table:style-name="ce11"/>
          <table:table-cell table:number-columns-repeated="1012"/>
        </table:table-row>
        <table:table-row table:style-name="ro1" table:number-rows-repeated="65396">
          <table:table-cell table:number-columns-repeated="11"/>
          <table:table-cell table:style-name="ce11"/>
          <table:table-cell table:number-columns-repeated="1012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L1:Tabelle1.L65535">
            <calcext:condition calcext:apply-style-name="oerp_white" calcext:value="=0" calcext:base-cell-address="Tabelle1.L1"/>
            <calcext:condition calcext:apply-style-name="oerp_white" calcext:value="=0" calcext:base-cell-address="Tabelle1.L1"/>
            <calcext:condition calcext:apply-style-name="oerp_white" calcext:value="=white" calcext:base-cell-address="Tabelle1.L1"/>
            <calcext:condition calcext:apply-style-name="oerp_silver" calcext:value="=&quot;silver&quot;" calcext:base-cell-address="Tabelle1.L1"/>
            <calcext:condition calcext:apply-style-name="oerp_grey" calcext:value="=&quot;grey&quot;" calcext:base-cell-address="Tabelle1.L1"/>
            <calcext:condition calcext:apply-style-name="oerp_black" calcext:value="=&quot;black&quot;" calcext:base-cell-address="Tabelle1.L1"/>
            <calcext:condition calcext:apply-style-name="oerp_red" calcext:value="=&quot;red&quot;" calcext:base-cell-address="Tabelle1.L1"/>
            <calcext:condition calcext:apply-style-name="oerp_maroon" calcext:value="=&quot;maroon&quot;" calcext:base-cell-address="Tabelle1.L1"/>
            <calcext:condition calcext:apply-style-name="oerp_yellow" calcext:value="=&quot;yellow&quot;" calcext:base-cell-address="Tabelle1.L1"/>
            <calcext:condition calcext:apply-style-name="oerp_olive" calcext:value="=&quot;olive&quot;" calcext:base-cell-address="Tabelle1.L1"/>
            <calcext:condition calcext:apply-style-name="oerp_lime" calcext:value="=&quot;lime&quot;" calcext:base-cell-address="Tabelle1.L1"/>
            <calcext:condition calcext:apply-style-name="oerp_green" calcext:value="=&quot;green&quot;" calcext:base-cell-address="Tabelle1.L1"/>
            <calcext:condition calcext:apply-style-name="oerp_aqua" calcext:value="=&quot;aqua&quot;" calcext:base-cell-address="Tabelle1.L1"/>
            <calcext:condition calcext:apply-style-name="oerp_teal" calcext:value="=&quot;teal&quot;" calcext:base-cell-address="Tabelle1.L1"/>
            <calcext:condition calcext:apply-style-name="oerp_blue" calcext:value="=&quot;blue&quot;" calcext:base-cell-address="Tabelle1.L1"/>
            <calcext:condition calcext:apply-style-name="oerp_navy" calcext:value="=&quot;navy&quot;" calcext:base-cell-address="Tabelle1.L1"/>
            <calcext:condition calcext:apply-style-name="oerp_fuchsia" calcext:value="=&quot;fuchsia&quot;" calcext:base-cell-address="Tabelle1.L1"/>
            <calcext:condition calcext:apply-style-name="oerp_purple" calcext:value="=&quot;purple&quot;" calcext:base-cell-address="Tabelle1.L1"/>
            <calcext:condition calcext:apply-style-name="oerp_orange" calcext:value="=&quot;orange&quot;" calcext:base-cell-address="Tabelle1.L1"/>
            <calcext:condition calcext:apply-style-name="oerp_darkbrown" calcext:value="=&quot;darkbrown&quot;" calcext:base-cell-address="Tabelle1.L1"/>
            <calcext:condition calcext:apply-style-name="oerp_brown" calcext:value="=&quot;brown&quot;" calcext:base-cell-address="Tabelle1.L1"/>
            <calcext:condition calcext:apply-style-name="oerp_lightbrown" calcext:value="=&quot;lightbrown&quot;" calcext:base-cell-address="Tabelle1.L1"/>
            <calcext:condition calcext:apply-style-name="oerp_lightestred" calcext:value="=&quot;lightred&quot;" calcext:base-cell-address="Tabelle1.L1"/>
            <calcext:condition calcext:apply-style-name="oerp_lightestyellow" calcext:value="=&quot;lightyellow&quot;" calcext:base-cell-address="Tabelle1.L1"/>
            <calcext:condition calcext:apply-style-name="oerp_lightestgreen" calcext:value="=&quot;lightgreen&quot;" calcext:base-cell-address="Tabelle1.L1"/>
            <calcext:condition calcext:apply-style-name="oerp_lightblue" calcext:value="=&quot;lightblue&quot;" calcext:base-cell-address="Tabelle1.L1"/>
            <calcext:condition calcext:apply-style-name="oerp_lightteal" calcext:value="=&quot;lightteal&quot;" calcext:base-cell-address="Tabelle1.L1"/>
            <calcext:condition calcext:apply-style-name="oerp_lightestteal" calcext:value="=&quot;lightestteal&quot;" calcext:base-cell-address="Tabelle1.L1"/>
            <calcext:condition calcext:apply-style-name="oerp_darkestbrown" calcext:value="=&quot;darkestbrown&quot;" calcext:base-cell-address="Tabelle1.L1"/>
            <calcext:condition calcext:apply-style-name="oerp_darkestred" calcext:value="=&quot;darkestred&quot;" calcext:base-cell-address="Tabelle1.L1"/>
            <calcext:condition calcext:apply-style-name="oerp_lightestyellow" calcext:value="=&quot;lightestyellow&quot;" calcext:base-cell-address="Tabelle1.L1"/>
            <calcext:condition calcext:apply-style-name="oerp_lightestgreen" calcext:value="=&quot;lightestgreen&quot;" calcext:base-cell-address="Tabelle1.L1"/>
            <calcext:condition calcext:apply-style-name="oerp_lightestred" calcext:value="=&quot;lightestred&quot;" calcext:base-cell-address="Tabelle1.L1"/>
            <calcext:condition calcext:apply-style-name="oerp_lightestgrey" calcext:value="=&quot;lightestgrey&quot;" calcext:base-cell-address="Tabelle1.L1"/>
            <calcext:condition calcext:apply-style-name="oerp_darkestgrey" calcext:value="=&quot;darkestgrey&quot;" calcext:base-cell-address="Tabelle1.L1"/>
            <calcext:condition calcext:apply-style-name="oerp_schoko" calcext:value="=&quot;schoko&quot;" calcext:base-cell-address="Tabelle1.L1"/>
            <calcext:condition calcext:apply-style-name="oerp_lightgold" calcext:value="=&quot;lightgold&quot;" calcext:base-cell-address="Tabelle1.L1"/>
            <calcext:condition calcext:apply-style-name="oerp_lightestgold" calcext:value="=&quot;lightestgold&quot;" calcext:base-cell-address="Tabelle1.L1"/>
            <calcext:condition calcext:apply-style-name="oerp_lightestblue" calcext:value="=&quot;lightestblue&quot;" calcext:base-cell-address="Tabelle1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rbe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aqua" style:display-name="oerp_aqua" style:family="table-cell" style:parent-style-name="Farbe">
      <style:table-cell-properties fo:background-color="#2a7ff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lack" style:display-name="oerp_black" style:family="table-cell" style:parent-style-name="Farbe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lue" style:display-name="oerp_blue" style:family="table-cell" style:parent-style-name="Farbe">
      <style:table-cell-properties fo:background-color="#2a2af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brown" style:display-name="oerp_brown" style:family="table-cell" style:parent-style-name="Farbe">
      <style:table-cell-properties fo:background-color="#aa44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brown" style:display-name="oerp_darkbrown" style:family="table-cell" style:parent-style-name="Farbe">
      <style:table-cell-properties fo:background-color="#784421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brown" style:display-name="oerp_darkestbrown" style:family="table-cell" style:parent-style-name="Farbe">
      <style:table-cell-properties fo:background-color="#5522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grey" style:display-name="oerp_darkestgrey" style:family="table-cell" style:parent-style-name="Farbe">
      <style:table-cell-properties fo:background-color="#3f3f3f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darkestred" style:display-name="oerp_darkestred" style:family="table-cell" style:parent-style-name="Farbe">
      <style:table-cell-properties fo:background-color="#55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fuchsia" style:display-name="oerp_fuchsia" style:family="table-cell" style:parent-style-name="Farbe">
      <style:table-cell-properties fo:background-color="#ff55dd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green" style:display-name="oerp_green" style:family="table-cell" style:parent-style-name="Farbe">
      <style:table-cell-properties fo:background-color="#256235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grey" style:display-name="oerp_grey" style:family="table-cell" style:parent-style-name="Farbe">
      <style:table-cell-properties fo:background-color="#4d4d4d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blue" style:display-name="oerp_lightblue" style:family="table-cell" style:parent-style-name="Farbe">
      <style:table-cell-properties fo:background-color="#aacc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brown" style:display-name="oerp_lightbrown" style:family="table-cell" style:parent-style-name="Farbe">
      <style:table-cell-properties fo:background-color="#ffb38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blue" style:display-name="oerp_lightestblue" style:family="table-cell" style:parent-style-name="Farbe">
      <style:table-cell-properties fo:background-color="#d5e5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reen" style:display-name="oerp_lightestgreen" style:family="table-cell" style:parent-style-name="Farbe">
      <style:table-cell-properties fo:background-color="#f6ffd5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rey" style:display-name="oerp_lightestgrey" style:family="table-cell" style:parent-style-name="Farbe">
      <style:table-cell-properties fo:background-color="#edede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red" style:display-name="oerp_lightestred" style:family="table-cell" style:parent-style-name="Farbe">
      <style:table-cell-properties fo:background-color="#f3e0e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teal" style:display-name="oerp_lightestteal" style:family="table-cell" style:parent-style-name="Farbe">
      <style:table-cell-properties fo:background-color="#d5f6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yellow" style:display-name="oerp_lightestyellow" style:family="table-cell" style:parent-style-name="Farbe">
      <style:table-cell-properties fo:background-color="#fdf7e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gold" style:display-name="oerp_lightgold" style:family="table-cell" style:parent-style-name="Farbe">
      <style:table-cell-properties fo:background-color="#ffd700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green" style:display-name="oerp_lightgreen" style:family="table-cell" style:parent-style-name="Farbe">
      <style:table-cell-properties fo:background-color="#eeffa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red" style:display-name="oerp_lightred" style:family="table-cell" style:parent-style-name="Farbe">
      <style:table-cell-properties fo:background-color="#e9afa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teal" style:display-name="oerp_lightteal" style:family="table-cell" style:parent-style-name="Farbe">
      <style:table-cell-properties fo:background-color="#aaee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yellow" style:display-name="oerp_lightyellow" style:family="table-cell" style:parent-style-name="Farbe">
      <style:table-cell-properties fo:background-color="#ffeea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me" style:display-name="oerp_lime" style:family="table-cell" style:parent-style-name="Farbe">
      <style:table-cell-properties fo:background-color="#3c9d53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maroon" style:display-name="oerp_maroon" style:family="table-cell" style:parent-style-name="Farbe">
      <style:table-cell-properties fo:background-color="#8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navy" style:display-name="oerp_navy" style:family="table-cell" style:parent-style-name="Farbe">
      <style:table-cell-properties fo:background-color="#0033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olive" style:display-name="oerp_olive" style:family="table-cell" style:parent-style-name="Farbe">
      <style:table-cell-properties fo:background-color="#aa88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orange" style:display-name="oerp_orange" style:family="table-cell" style:parent-style-name="Farbe">
      <style:table-cell-properties fo:background-color="#ff7f2a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purple" style:display-name="oerp_purple" style:family="table-cell" style:parent-style-name="Farbe">
      <style:table-cell-properties fo:background-color="#a80087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red" style:display-name="oerp_red" style:family="table-cell" style:parent-style-name="Farbe">
      <style:table-cell-properties fo:background-color="#e06b5e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schoko" style:display-name="oerp_schoko" style:family="table-cell" style:parent-style-name="Farbe">
      <style:table-cell-properties fo:background-color="#483737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silver" style:display-name="oerp_silver" style:family="table-cell" style:parent-style-name="Farbe">
      <style:table-cell-properties fo:background-color="#999999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teal" style:display-name="oerp_teal" style:family="table-cell" style:parent-style-name="Farbe">
      <style:table-cell-properties fo:background-color="#5fd3bc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white" style:display-name="oerp_white" style:family="table-cell" style:parent-style-name="Farbe">
      <style:table-cell-properties fo:background-color="#ffffff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yellow" style:display-name="oerp_yellow" style:family="table-cell" style:parent-style-name="Farbe">
      <style:table-cell-properties fo:background-color="#ffe98a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erp_5f_lightestgold" style:display-name="oerp_lightestgold" style:family="table-cell" style:parent-style-name="Farbe">
      <style:table-cell-properties fo:background-color="#fff09e" style:vertical-justify="auto"/>
      <style:paragraph-properties css3t:text-justify="auto"/>
      <style:text-properties fo:color="#00000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.00.0000</text:date>, <text:time style:data-style-name="N2" text:time-value="11:50:28.7293865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Scherf</meta:initial-creator>
    <meta:creation-date>2016-11-29T22:07:56</meta:creation-date>
    <dc:date>2016-12-29T11:54:23.232151659</dc:date>
    <meta:print-date>2016-11-29T22:03:58</meta:print-date>
    <meta:editing-cycles>40</meta:editing-cycles>
    <meta:editing-duration>PT5H51M8S</meta:editing-duration>
    <meta:generator>LibreOffice/4.2.8.2$Linux_X86_64 LibreOffice_project/420m0$Build-2</meta:generator>
    <meta:document-statistic meta:table-count="1" meta:cell-count="975" meta:object-count="0"/>
  </office:meta>
</office:document-meta>
</file>